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76C000024B2195FAD10.svm"/>
  <manifest:file-entry manifest:media-type="" manifest:full-path="Pictures/20000007000030C9000013206F6E32C4.svm"/>
  <manifest:file-entry manifest:media-type="" manifest:full-path="Pictures/2000000700004962000032F5C2D1BC8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style:page-number="aut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81985560931862303" text:style-name="Outline">
        <text:list-item>
          <text:list>
            <text:list-item>
              <text:h text:style-name="P1" text:outline-level="2">Museo escogido</text:h>
            </text:list-item>
          </text:list>
        </text:list-item>
      </text:list>
      <text:p text:style-name="Text_20_body">Museo del Ford Mustang.</text:p>
      <text:p text:style-name="Text_20_body">He escogido éste museo, porque el Ford Mustang es un coche con muchos años de historia y partiendo de éste dato se pueden crear exposiciones por cada una de las generaciones del modelo.</text:p>
      <text:p text:style-name="Text_20_body"/>
      <text:list xml:id="list40714828" text:continue-numbering="true" text:style-name="Outline">
        <text:list-item>
          <text:list>
            <text:list-item>
              <text:h text:style-name="Heading_20_2" text:outline-level="2">Diseño</text:h>
            </text:list-item>
          </text:list>
        </text:list-item>
      </text:list>
      <text:p text:style-name="Text_20_body">He decidido crear un apartado para la página de contacto y la agenda porque son temas que no se pueden relacionar con el que tratan otras página como la página que nos habla del museo y la que nos muestra la galería de imagenes de las diferentes versiones del modelo. Éstas últimas <text:s/>páginas he decidido agruparlas en un apartado llamado “El Museo”.</text:p>
      <text:p text:style-name="Text_20_body">En mi opinión, de ésta manera la página resulta más amigable.</text:p>
      <text:p text:style-name="Text_20_body">La siguiente imagen refleja la estructura de la página del museo del Mustang.</text:p>
      <text:p text:style-name="Text_20_body"/>
      <text:p text:style-name="Text_20_body"><draw:frame draw:style-name="fr1" draw:name="gráficos1" text:anchor-type="paragraph" svg:x="0.453cm" svg:y="-0.132cm" svg:width="14.27cm" svg:height="9.664cm" draw:z-index="0"><draw:image xlink:href="Pictures/2000000700004962000032F5C2D1BC89.svm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list xml:id="list40715140" text:continue-numbering="true" text:style-name="Outline">
        <text:list-item>
          <text:list>
            <text:list-item>
              <text:h text:style-name="P1" text:outline-level="2">Clases y Objetos</text:h>
            </text:list-item>
          </text:list>
        </text:list-item>
      </text:list>
      <text:p text:style-name="Text_20_body"/>
      <text:p text:style-name="Text_20_body">El modelo de acceso a los datos de las base de datos consta de dos tablas.</text:p>
      <text:p text:style-name="Text_20_body"/>
      <text:p text:style-name="Text_20_body">Exposiciones: Contiene la lista de exposiciones que se llevarán a cabo en el museo a partir del mes de septiembre.</text:p>
      <text:p text:style-name="Text_20_body">Inscritos: Contiene los mínimos datos necesarios de los usuarios que se han inscrito a las diferentes exposiciones, a partir del apartado agenda de la Web.</text:p>
      <text:p text:style-name="Text_20_body">La siguiente imagen refleja el modelo de datos de la base de datos</text:p>
      <text:p text:style-name="Text_20_body"><draw:frame draw:style-name="fr2" draw:name="gráficos2" text:anchor-type="paragraph" svg:width="12.488cm" svg:height="4.897cm" draw:z-index="1"><draw:image xlink:href="Pictures/20000007000030C9000013206F6E32C4.svm" xlink:type="simple" xlink:show="embed" xlink:actuate="onLoad"/></draw:frame></text:p>
      <text:list xml:id="list40711259" text:continue-numbering="true" text:style-name="Outline">
        <text:list-item>
          <text:list>
            <text:list-item>
              <text:h text:style-name="P1" text:outline-level="2">Caso de uso</text:h>
            </text:list-item>
          </text:list>
        </text:list-item>
      </text:list>
      <text:p text:style-name="Text_20_body">El único caso de uso de ésta Web en el que el usuario tiene una mayor participación, a parte de la visualización de las páginas, es el de la inscripción por parte del mismo a alguno de los eventos que se publican en el apartado de la agenda.</text:p>
      <text:p text:style-name="Text_20_body">La siguiente imagen refleja el caso de uso para la inscripción a uno de los eventos.</text:p>
      <text:p text:style-name="Text_20_body"/>
      <text:p text:style-name="Text_20_body"><draw:frame draw:style-name="fr2" draw:name="gráficos3" text:anchor-type="paragraph" svg:width="14.52cm" svg:height="7.706cm" draw:z-index="2"><draw:image xlink:href="Pictures/200000070000476C000024B2195FAD10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5b9bd5" style:font-name="Calibri Light" fo:font-size="13pt" fo:font-weight="bold" style:font-size-asian="13pt" style:font-weight-asian="bold" style:font-name-complex="F" style:font-size-complex="13pt" style:font-weight-complex="bold"/>
    </style:style>
    <style:style style:name="Document_20_Map" style:display-name="Document Map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5b9bd5" style:font-name="Calibri Light" fo:font-size="13pt" fo:font-weight="bold" style:font-size-asian="13pt" style:font-weight-asian="bold" style:font-name-complex="F" style:font-size-complex="13pt" style:font-weight-complex="bold"/>
    </style:style>
    <style:style style:name="Mapa_20_del_20_documento_20_Car" style:display-name="Mapa del documento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i</meta:initial-creator>
    <dc:creator>curso_tarsdes </dc:creator>
    <meta:editing-cycles>4</meta:editing-cycles>
    <meta:creation-date>2014-06-25T14:04:00</meta:creation-date>
    <dc:date>2014-06-25T20:56:54.84</dc:date>
    <meta:editing-duration>PT23M9S</meta:editing-duration>
    <meta:generator>OpenOffice/4.1.0$Win32 OpenOffice.org_project/410m18$Build-9764</meta:generator>
    <meta:document-statistic meta:table-count="0" meta:image-count="3" meta:object-count="0" meta:page-count="3" meta:paragraph-count="15" meta:word-count="270" meta:character-count="147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